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21in" svg:height="3.5449in" svg:x="7.4291in" svg:y="0.9831in">
            <draw:object draw:notify-on-update-of-ranges="Sheet1.B1:Sheet1.Q1 Sheet1.A3:Sheet1.A3 Sheet1.B3:Sheet1.Q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21in" svg:height="3.5453in" svg:x="0.8339in" svg:y="1.0665in">
            <draw:object draw:notify-on-update-of-ranges="Sheet1.B1:Sheet1.Q1 Sheet1.A2:Sheet1.A2 Sheet1.B2:Sheet1.Q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0.548in" svg:y="5.4047in">
            <draw:object draw:notify-on-update-of-ranges="Sheet1.A1:Sheet1.A1 Sheet1.B1:Sheet1.Q1 Sheet1.A4:Sheet1.A4 Sheet1.B4:Sheet1.Q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2" table:number-columns-repeated="15" table:default-cell-style-name="ce2"/>
        <table:table-column table:style-name="co2" table:number-columns-repeated="1007" table:default-cell-style-name="Default"/>
        <table:table-row table:style-name="ro1">
          <table:table-cell office:value-type="string" calcext:value-type="string">
            <text:p>Insertion-Sort (worse-case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Laufzeit (ms)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63" calcext:value-type="float">
            <text:p>363</text:p>
          </table:table-cell>
          <table:table-cell office:value-type="float" office:value="954" calcext:value-type="float">
            <text:p>954</text:p>
          </table:table-cell>
          <table:table-cell office:value-type="float" office:value="2046" calcext:value-type="float">
            <text:p>2046</text:p>
          </table:table-cell>
          <table:table-cell office:value-type="float" office:value="3068" calcext:value-type="float">
            <text:p>3068</text:p>
          </table:table-cell>
          <table:table-cell office:value-type="float" office:value="5028" calcext:value-type="float">
            <text:p>5028</text:p>
          </table:table-cell>
          <table:table-cell office:value-type="float" office:value="8140" calcext:value-type="float">
            <text:p>8140</text:p>
          </table:table-cell>
          <table:table-cell office:value-type="float" office:value="10429" calcext:value-type="float">
            <text:p>10429</text:p>
          </table:table-cell>
          <table:table-cell office:value-type="float" office:value="14213" calcext:value-type="float">
            <text:p>14213</text:p>
          </table:table-cell>
          <table:table-cell office:value-type="float" office:value="18970" calcext:value-type="float">
            <text:p>18970</text:p>
          </table:table-cell>
          <table:table-cell office:value-type="float" office:value="24560" calcext:value-type="float">
            <text:p>24560</text:p>
          </table:table-cell>
          <table:table-cell office:value-type="float" office:value="29631" calcext:value-type="float">
            <text:p>29631</text:p>
          </table:table-cell>
          <table:table-cell office:value-type="float" office:value="37916" calcext:value-type="float">
            <text:p>37916</text:p>
          </table:table-cell>
          <table:table-cell office:value-type="float" office:value="56589" calcext:value-type="float">
            <text:p>56589</text:p>
          </table:table-cell>
          <table:table-cell office:value-type="float" office:value="81443" calcext:value-type="float">
            <text:p>814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sezugriffe</text:p>
          </table:table-cell>
          <table:table-cell office:value-type="float" office:value="0" calcext:value-type="float">
            <text:p>0</text:p>
          </table:table-cell>
          <table:table-cell office:value-type="float" office:value="10098" calcext:value-type="float">
            <text:p>10098</text:p>
          </table:table-cell>
          <table:table-cell office:value-type="float" office:value="90298" calcext:value-type="float">
            <text:p>90298</text:p>
          </table:table-cell>
          <table:table-cell office:value-type="float" office:value="250498" calcext:value-type="float">
            <text:p>250498</text:p>
          </table:table-cell>
          <table:table-cell office:value-type="float" office:value="490698" calcext:value-type="float">
            <text:p>490698</text:p>
          </table:table-cell>
          <table:table-cell office:value-type="float" office:value="810898" calcext:value-type="float">
            <text:p>810898</text:p>
          </table:table-cell>
          <table:table-cell office:value-type="float" office:value="1211098" calcext:value-type="float">
            <text:p>1211098</text:p>
          </table:table-cell>
          <table:table-cell office:value-type="float" office:value="1691298" calcext:value-type="float">
            <text:p>1691298</text:p>
          </table:table-cell>
          <table:table-cell office:value-type="float" office:value="2251498" calcext:value-type="float">
            <text:p>2251498</text:p>
          </table:table-cell>
          <table:table-cell office:value-type="float" office:value="2891698" calcext:value-type="float">
            <text:p>2891698</text:p>
          </table:table-cell>
          <table:table-cell office:value-type="float" office:value="3611898" calcext:value-type="float">
            <text:p>3611898</text:p>
          </table:table-cell>
          <table:table-cell office:value-type="float" office:value="4412098" calcext:value-type="float">
            <text:p>4412098</text:p>
          </table:table-cell>
          <table:table-cell office:value-type="float" office:value="5292298" calcext:value-type="float">
            <text:p>5292298</text:p>
          </table:table-cell>
          <table:table-cell office:value-type="float" office:value="6252498" calcext:value-type="float">
            <text:p>6252498</text:p>
          </table:table-cell>
          <table:table-cell office:value-type="float" office:value="9002998" calcext:value-type="float">
            <text:p>9002998</text:p>
          </table:table-cell>
          <table:table-cell office:value-type="float" office:value="12253498" calcext:value-type="float">
            <text:p>1225349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hreibzugriffe</text:p>
          </table:table-cell>
          <table:table-cell office:value-type="float" office:value="0" calcext:value-type="float">
            <text:p>0</text:p>
          </table:table-cell>
          <table:table-cell office:value-type="float" office:value="5049" calcext:value-type="float">
            <text:p>5049</text:p>
          </table:table-cell>
          <table:table-cell office:value-type="float" office:value="45149" calcext:value-type="float">
            <text:p>45149</text:p>
          </table:table-cell>
          <table:table-cell office:value-type="float" office:value="125249" calcext:value-type="float">
            <text:p>125249</text:p>
          </table:table-cell>
          <table:table-cell office:value-type="float" office:value="245349" calcext:value-type="float">
            <text:p>245349</text:p>
          </table:table-cell>
          <table:table-cell office:value-type="float" office:value="405449" calcext:value-type="float">
            <text:p>405449</text:p>
          </table:table-cell>
          <table:table-cell office:value-type="float" office:value="605549" calcext:value-type="float">
            <text:p>605549</text:p>
          </table:table-cell>
          <table:table-cell office:value-type="float" office:value="845649" calcext:value-type="float">
            <text:p>845649</text:p>
          </table:table-cell>
          <table:table-cell office:value-type="float" office:value="1125749" calcext:value-type="float">
            <text:p>1125749</text:p>
          </table:table-cell>
          <table:table-cell office:value-type="float" office:value="1445849" calcext:value-type="float">
            <text:p>1445849</text:p>
          </table:table-cell>
          <table:table-cell office:value-type="float" office:value="1805949" calcext:value-type="float">
            <text:p>1805949</text:p>
          </table:table-cell>
          <table:table-cell office:value-type="float" office:value="2206049" calcext:value-type="float">
            <text:p>2206049</text:p>
          </table:table-cell>
          <table:table-cell office:value-type="float" office:value="2646149" calcext:value-type="float">
            <text:p>2646149</text:p>
          </table:table-cell>
          <table:table-cell office:value-type="float" office:value="3126249" calcext:value-type="float">
            <text:p>3126249</text:p>
          </table:table-cell>
          <table:table-cell office:value-type="float" office:value="4501499" calcext:value-type="float">
            <text:p>4501499</text:p>
          </table:table-cell>
          <table:table-cell office:value-type="float" office:value="6126749" calcext:value-type="float">
            <text:p>6126749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6:55:34.460876171</meta:creation-date>
    <dc:date>2015-11-16T17:25:49.091674616</dc:date>
    <meta:editing-duration>PT15M4S</meta:editing-duration>
    <meta:editing-cycles>1</meta:editing-cycles>
    <meta:document-statistic meta:table-count="1" meta:cell-count="68" meta:object-count="3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scatter" chart:style-name="ch1">
        <chart:legend chart:legend-position="end" svg:x="12.628cm" svg:y="4.204cm" style:legend-expansion="high" chart:style-name="ch2"/>
        <chart:plot-area chart:style-name="ch3" table:cell-range-address="Sheet1.B1:Sheet1.Q2 Sheet1.A2:Sheet1.A2" chart:data-source-has-labels="column" svg:x="0.319cm" svg:y="0.18cm" svg:width="11.99cm" svg:height="8.646cm">
          <chartooo:coordinate-region svg:x="1.496cm" svg:y="0.379cm" svg:width="10.44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Q2" chart:label-cell-address="Sheet1.A2:Sheet1.A2" chart:class="chart:scatter">
            <chart:domain table:cell-range-address="Sheet1.B1:Sheet1.Q1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:Sheet1.Q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500">
                <text:p>500</text:p>
              </table:table-cell>
              <table:table-cell office:value-type="float" office:value="700">
                <text:p>700</text:p>
              </table:table-cell>
              <table:table-cell office:value-type="float" office:value="900">
                <text:p>900</text:p>
              </table:table-cell>
              <table:table-cell office:value-type="float" office:value="1100">
                <text:p>1100</text:p>
              </table:table-cell>
              <table:table-cell office:value-type="float" office:value="1300">
                <text:p>1300</text:p>
              </table:table-cell>
              <table:table-cell office:value-type="float" office:value="1500">
                <text:p>1500</text:p>
              </table:table-cell>
              <table:table-cell office:value-type="float" office:value="1700">
                <text:p>1700</text:p>
              </table:table-cell>
              <table:table-cell office:value-type="float" office:value="1900">
                <text:p>1900</text:p>
              </table:table-cell>
              <table:table-cell office:value-type="float" office:value="2100">
                <text:p>2100</text:p>
              </table:table-cell>
              <table:table-cell office:value-type="float" office:value="2300">
                <text:p>23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Laufzeit (ms)</text:p>
                <draw:g>
                  <svg:desc>Sheet1.A2:Sheet1.A2</svg:desc>
                </draw:g>
              </table:table-cell>
              <table:table-cell office:value-type="float" office:value="0">
                <text:p>0</text:p>
                <draw:g>
                  <svg:desc>Sheet1.B2:Sheet1.Q2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363">
                <text:p>363</text:p>
              </table:table-cell>
              <table:table-cell office:value-type="float" office:value="954">
                <text:p>954</text:p>
              </table:table-cell>
              <table:table-cell office:value-type="float" office:value="2046">
                <text:p>2046</text:p>
              </table:table-cell>
              <table:table-cell office:value-type="float" office:value="3068">
                <text:p>3068</text:p>
              </table:table-cell>
              <table:table-cell office:value-type="float" office:value="5028">
                <text:p>5028</text:p>
              </table:table-cell>
              <table:table-cell office:value-type="float" office:value="8140">
                <text:p>8140</text:p>
              </table:table-cell>
              <table:table-cell office:value-type="float" office:value="10429">
                <text:p>10429</text:p>
              </table:table-cell>
              <table:table-cell office:value-type="float" office:value="14213">
                <text:p>14213</text:p>
              </table:table-cell>
              <table:table-cell office:value-type="float" office:value="18970">
                <text:p>18970</text:p>
              </table:table-cell>
              <table:table-cell office:value-type="float" office:value="24560">
                <text:p>24560</text:p>
              </table:table-cell>
              <table:table-cell office:value-type="float" office:value="29631">
                <text:p>29631</text:p>
              </table:table-cell>
              <table:table-cell office:value-type="float" office:value="37916">
                <text:p>37916</text:p>
              </table:table-cell>
              <table:table-cell office:value-type="float" office:value="56589">
                <text:p>56589</text:p>
              </table:table-cell>
              <table:table-cell office:value-type="float" office:value="81443">
                <text:p>81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3cm" svg:height="9.005cm" xlink:href=".." xlink:type="simple" chart:class="chart:scatter" chart:style-name="ch1">
        <chart:legend chart:legend-position="end" svg:x="12.787cm" svg:y="4.203cm" style:legend-expansion="high" chart:style-name="ch2"/>
        <chart:plot-area chart:style-name="ch3" table:cell-range-address="Sheet1.B1:Sheet1.Q1 Sheet1.A3:Sheet1.Q3" chart:data-source-has-labels="column" svg:x="0.319cm" svg:y="0.18cm" svg:width="12.149cm" svg:height="8.645cm">
          <chartooo:coordinate-region svg:x="2.052cm" svg:y="0.379cm" svg:width="10.04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Q3" chart:label-cell-address="Sheet1.A3:Sheet1.A3" chart:class="chart:scatter">
            <chart:domain table:cell-range-address="Sheet1.B1:Sheet1.Q1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:Sheet1.Q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500">
                <text:p>500</text:p>
              </table:table-cell>
              <table:table-cell office:value-type="float" office:value="700">
                <text:p>700</text:p>
              </table:table-cell>
              <table:table-cell office:value-type="float" office:value="900">
                <text:p>900</text:p>
              </table:table-cell>
              <table:table-cell office:value-type="float" office:value="1100">
                <text:p>1100</text:p>
              </table:table-cell>
              <table:table-cell office:value-type="float" office:value="1300">
                <text:p>1300</text:p>
              </table:table-cell>
              <table:table-cell office:value-type="float" office:value="1500">
                <text:p>1500</text:p>
              </table:table-cell>
              <table:table-cell office:value-type="float" office:value="1700">
                <text:p>1700</text:p>
              </table:table-cell>
              <table:table-cell office:value-type="float" office:value="1900">
                <text:p>1900</text:p>
              </table:table-cell>
              <table:table-cell office:value-type="float" office:value="2100">
                <text:p>2100</text:p>
              </table:table-cell>
              <table:table-cell office:value-type="float" office:value="2300">
                <text:p>23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Lesezugriffe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Q3</svg:desc>
                </draw:g>
              </table:table-cell>
              <table:table-cell office:value-type="float" office:value="10098">
                <text:p>10098</text:p>
              </table:table-cell>
              <table:table-cell office:value-type="float" office:value="90298">
                <text:p>90298</text:p>
              </table:table-cell>
              <table:table-cell office:value-type="float" office:value="250498">
                <text:p>250498</text:p>
              </table:table-cell>
              <table:table-cell office:value-type="float" office:value="490698">
                <text:p>490698</text:p>
              </table:table-cell>
              <table:table-cell office:value-type="float" office:value="810898">
                <text:p>810898</text:p>
              </table:table-cell>
              <table:table-cell office:value-type="float" office:value="1211098">
                <text:p>1211098</text:p>
              </table:table-cell>
              <table:table-cell office:value-type="float" office:value="1691298">
                <text:p>1691298</text:p>
              </table:table-cell>
              <table:table-cell office:value-type="float" office:value="2251498">
                <text:p>2251498</text:p>
              </table:table-cell>
              <table:table-cell office:value-type="float" office:value="2891698">
                <text:p>2891698</text:p>
              </table:table-cell>
              <table:table-cell office:value-type="float" office:value="3611898">
                <text:p>3611898</text:p>
              </table:table-cell>
              <table:table-cell office:value-type="float" office:value="4412098">
                <text:p>4412098</text:p>
              </table:table-cell>
              <table:table-cell office:value-type="float" office:value="5292298">
                <text:p>5292298</text:p>
              </table:table-cell>
              <table:table-cell office:value-type="float" office:value="6252498">
                <text:p>6252498</text:p>
              </table:table-cell>
              <table:table-cell office:value-type="float" office:value="9002998">
                <text:p>9002998</text:p>
              </table:table-cell>
              <table:table-cell office:value-type="float" office:value="12253498">
                <text:p>122534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1cm" svg:y="4.201cm" style:legend-expansion="high" chart:style-name="ch2"/>
        <chart:plot-area chart:style-name="ch3" table:cell-range-address="Sheet1.A1:Sheet1.Q1 Sheet1.A4:Sheet1.Q4" chart:data-source-has-labels="column" svg:x="0.32cm" svg:y="0.18cm" svg:width="11.741cm" svg:height="8.64cm">
          <chartooo:coordinate-region svg:x="1.867cm" svg:y="0.379cm" svg:width="9.82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Q4" chart:label-cell-address="Sheet1.A4:Sheet1.A4" chart:class="chart:scatter">
            <chart:domain table:cell-range-address="Sheet1.B1:Sheet1.Q1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:Sheet1.Q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500">
                <text:p>500</text:p>
              </table:table-cell>
              <table:table-cell office:value-type="float" office:value="700">
                <text:p>700</text:p>
              </table:table-cell>
              <table:table-cell office:value-type="float" office:value="900">
                <text:p>900</text:p>
              </table:table-cell>
              <table:table-cell office:value-type="float" office:value="1100">
                <text:p>1100</text:p>
              </table:table-cell>
              <table:table-cell office:value-type="float" office:value="1300">
                <text:p>1300</text:p>
              </table:table-cell>
              <table:table-cell office:value-type="float" office:value="1500">
                <text:p>1500</text:p>
              </table:table-cell>
              <table:table-cell office:value-type="float" office:value="1700">
                <text:p>1700</text:p>
              </table:table-cell>
              <table:table-cell office:value-type="float" office:value="1900">
                <text:p>1900</text:p>
              </table:table-cell>
              <table:table-cell office:value-type="float" office:value="2100">
                <text:p>2100</text:p>
              </table:table-cell>
              <table:table-cell office:value-type="float" office:value="2300">
                <text:p>23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Schreibzugriffe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Q4</svg:desc>
                </draw:g>
              </table:table-cell>
              <table:table-cell office:value-type="float" office:value="5049">
                <text:p>5049</text:p>
              </table:table-cell>
              <table:table-cell office:value-type="float" office:value="45149">
                <text:p>45149</text:p>
              </table:table-cell>
              <table:table-cell office:value-type="float" office:value="125249">
                <text:p>125249</text:p>
              </table:table-cell>
              <table:table-cell office:value-type="float" office:value="245349">
                <text:p>245349</text:p>
              </table:table-cell>
              <table:table-cell office:value-type="float" office:value="405449">
                <text:p>405449</text:p>
              </table:table-cell>
              <table:table-cell office:value-type="float" office:value="605549">
                <text:p>605549</text:p>
              </table:table-cell>
              <table:table-cell office:value-type="float" office:value="845649">
                <text:p>845649</text:p>
              </table:table-cell>
              <table:table-cell office:value-type="float" office:value="1125749">
                <text:p>1125749</text:p>
              </table:table-cell>
              <table:table-cell office:value-type="float" office:value="1445849">
                <text:p>1445849</text:p>
              </table:table-cell>
              <table:table-cell office:value-type="float" office:value="1805949">
                <text:p>1805949</text:p>
              </table:table-cell>
              <table:table-cell office:value-type="float" office:value="2206049">
                <text:p>2206049</text:p>
              </table:table-cell>
              <table:table-cell office:value-type="float" office:value="2646149">
                <text:p>2646149</text:p>
              </table:table-cell>
              <table:table-cell office:value-type="float" office:value="3126249">
                <text:p>3126249</text:p>
              </table:table-cell>
              <table:table-cell office:value-type="float" office:value="4501499">
                <text:p>4501499</text:p>
              </table:table-cell>
              <table:table-cell office:value-type="float" office:value="6126749">
                <text:p>61267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